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85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28.35pt"/>
    </style:style>
    <style:style style:name="co4" style:family="table-column">
      <style:table-column-properties fo:break-before="auto" style:column-width="60.41pt"/>
    </style:style>
    <style:style style:name="co5" style:family="table-column">
      <style:table-column-properties fo:break-before="auto" style:column-width="44.16pt"/>
    </style:style>
    <style:style style:name="co6" style:family="table-column">
      <style:table-column-properties fo:break-before="auto" style:column-width="38.69pt"/>
    </style:style>
    <style:style style:name="co7" style:family="table-column">
      <style:table-column-properties fo:break-before="auto" style:column-width="39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OpenDropV3-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2PN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P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table:style-name="ce1" office:value-type="string" calcext:value-type="string">
            <text:p>UG_JOY_5POL</text:p>
          </table:table-cell>
          <table:table-cell office:value-type="string" calcext:value-type="string">
            <text:p>JS1</text:p>
          </table:table-cell>
          <table:table-cell office:value-type="string" calcext:value-type="string">
            <text:p>JoystickSMD_SKQUSeries</text:p>
          </table:table-cell>
          <table:table-cell office:value-type="float" office:value="-17.264" calcext:value-type="float">
            <text:p>-17.264</text:p>
          </table:table-cell>
          <table:table-cell office:value-type="float" office:value="-32.861" calcext:value-type="float">
            <text:p>-32.8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UG_LED_0805_BL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-0805</text:p>
          </table:table-cell>
          <table:table-cell office:value-type="float" office:value="9.736" calcext:value-type="float">
            <text:p>9.736</text:p>
          </table:table-cell>
          <table:table-cell office:value-type="float" office:value="43.653" calcext:value-type="float">
            <text:p>43.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UG_LED_0805_GN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-0805</text:p>
          </table:table-cell>
          <table:table-cell office:value-type="float" office:value="14.736" calcext:value-type="float">
            <text:p>14.736</text:p>
          </table:table-cell>
          <table:table-cell office:value-type="float" office:value="43.653" calcext:value-type="float">
            <text:p>43.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UG_LED_0805_RT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-0805</text:p>
          </table:table-cell>
          <table:table-cell office:value-type="float" office:value="19.736" calcext:value-type="float">
            <text:p>19.736</text:p>
          </table:table-cell>
          <table:table-cell office:value-type="float" office:value="43.653" calcext:value-type="float">
            <text:p>43.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G_SW_SMD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_BUTTON_SMD</text:p>
          </table:table-cell>
          <table:table-cell office:value-type="float" office:value="-41.264" calcext:value-type="float">
            <text:p>-41.264</text:p>
          </table:table-cell>
          <table:table-cell office:value-type="float" office:value="-31.936" calcext:value-type="float">
            <text:p>-31.9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G_SW_SMD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USH_BUTTON_SMD</text:p>
          </table:table-cell>
          <table:table-cell office:value-type="float" office:value="6.736" calcext:value-type="float">
            <text:p>6.736</text:p>
          </table:table-cell>
          <table:table-cell office:value-type="float" office:value="-31.936" calcext:value-type="float">
            <text:p>-31.9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/>
          <table:table-cell office:value-type="string" calcext:value-type="string">
            <text:p>FIDUCIAL1</text:p>
          </table:table-cell>
          <table:table-cell/>
          <table:table-cell office:value-type="float" office:value="-64.264" calcext:value-type="float">
            <text:p>-64.264</text:p>
          </table:table-cell>
          <table:table-cell office:value-type="float" office:value="-29.936" calcext:value-type="float">
            <text:p>-29.9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DUCIAL2</text:p>
          </table:table-cell>
          <table:table-cell/>
          <table:table-cell office:value-type="float" office:value="29.736" calcext:value-type="float">
            <text:p>29.736</text:p>
          </table:table-cell>
          <table:table-cell office:value-type="float" office:value="-29.936" calcext:value-type="float">
            <text:p>-29.9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DUCIAL3</text:p>
          </table:table-cell>
          <table:table-cell/>
          <table:table-cell office:value-type="float" office:value="29.736" calcext:value-type="float">
            <text:p>29.736</text:p>
          </table:table-cell>
          <table:table-cell office:value-type="float" office:value="70.064" calcext:value-type="float">
            <text:p>70.064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6]-[.D18]" office:value-type="float" office:value="-117.264" calcext:value-type="float">
            <text:p>-117.264</text:p>
          </table:table-cell>
          <table:table-cell table:formula="of:=[.E18]+[.E6]" office:value-type="float" office:value="104.064" calcext:value-type="float">
            <text:p>104.06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D21]+[.G18]" office:value-type="float" office:value="-64.264" calcext:value-type="float">
            <text:p>-64.264</text:p>
          </table:table-cell>
          <table:table-cell table:formula="of:=[.H$18]-[.E21]" office:value-type="float" office:value="-29.936" calcext:value-type="float">
            <text:p>-29.936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D22]+[.G18]" office:value-type="float" office:value="29.736" calcext:value-type="float">
            <text:p>29.736</text:p>
          </table:table-cell>
          <table:table-cell table:formula="of:=[.H$18]-[.E22]" office:value-type="float" office:value="-29.936" calcext:value-type="float">
            <text:p>-29.936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23]+[.G18]" office:value-type="float" office:value="29.736" calcext:value-type="float">
            <text:p>29.736</text:p>
          </table:table-cell>
          <table:table-cell table:formula="of:=[.H$18]-[.E23]" office:value-type="float" office:value="70.064" calcext:value-type="float">
            <text:p>70.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09:38:26.404913080</dc:date>
    <meta:editing-duration>PT9M14S</meta:editing-duration>
    <meta:editing-cycles>2</meta:editing-cycles>
    <meta:generator>LibreOffice/5.1.6.2$Linux_X86_64 LibreOffice_project/10m0$Build-2</meta:generator>
    <meta:document-statistic meta:table-count="1" meta:cell-count="75" meta:object-count="0"/>
  </office:meta>
</office:document-meta>
</file>